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905cm" fo:margin-right="0cm" fo:text-indent="-0.635cm" style:auto-text-indent="false"/>
    </style:style>
    <style:style style:name="P2" style:family="paragraph" style:parent-style-name="Text_20_body">
      <style:paragraph-properties fo:margin-left="1.905cm" fo:margin-right="0cm" fo:text-indent="-0.635cm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1.905cm" fo:margin-right="0cm" fo:text-indent="-0.635cm" style:auto-text-indent="false"/>
      <style:text-properties style:font-name="Times New Roman"/>
    </style:style>
    <style:style style:name="P4" style:family="paragraph" style:parent-style-name="Text_20_body">
      <style:paragraph-properties fo:margin-left="1.905cm" fo:margin-right="0cm" fo:text-indent="-0.635cm" style:auto-text-indent="false"/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style:font-name="Symbol" fo:font-size="12pt" style:font-size-asian="12pt" style:font-size-complex="12pt"/>
    </style:style>
    <style:style style:name="T1" style:family="text">
      <style:text-properties fo:font-variant="normal" fo:text-transform="none" style:font-name="Symbol"/>
    </style:style>
    <style:style style:name="T2" style:family="text">
      <style:text-properties style:font-name="Symbol"/>
    </style:style>
    <style:style style:name="T3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us nous sommes renseignés autant que possible dans les médias et sur internet, mais peut-être serait-il bien de commencer quelques questions sur votre entreprise et son rôle, afin de chasser toute fausse idée éventuelle, avant de se pencher plus en détail sur les civic-tech :</text:p>
      <text:p text:style-name="P4">Voici quelques questions un peu générales sur les Civic tech, que nous pourrions être amenés à vous poser :</text:p>
      <text:p text:style-name="P1"><text:span text:style-name="T2">·</text:span><text:span text:style-name="T1"> </text:span>Comment définissez-vous les Civic Tech ? /// Comment vous définissez vous (LMP) dans le phénomène des Civic Tech ? </text:p>
      <text:p text:style-name="P1"><text:span text:style-name="T2">·</text:span><text:span text:style-name="T1"> </text:span>Qu’est-ce que les Civic Tech apportent de plus dans le débat politique ? Des projets similaires n’ont-ils pas vu le jour avant ? </text:p>
      <text:p text:style-name="P1"><text:span text:style-name="T2">·</text:span><text:span text:style-name="T1"> </text:span>Comment intéresser une majorité des français et ne pas laisser les Civic Tech devenir un outil d’une minorité de gens qui ne se renouvelle pas ? </text:p>
      <text:p text:style-name="P1"><text:span text:style-name="T2">·</text:span><text:span text:style-name="T1"> </text:span>Comment est venue votre motivation à sauter le pas et vous lancer dans l'entreprise d'une start-up électorale? </text:p>
      <text:p text:style-name="P1"><text:span text:style-name="T2">·</text:span><text:span text:style-name="T1"> </text:span>Comment voyez vous votre entreprise, et peut être plus globalement les Civic Tech, dans 5 ans ? </text:p>
      <text:p text:style-name="P1"><text:span text:style-name="T2">·</text:span><text:span text:style-name="T1"> </text:span>Que proposer comme alternative pour les « exclus » des Civic Tech ? </text:p>
      <text:p text:style-name="P1"><text:span text:style-name="T2">·</text:span><text:span text:style-name="T1"> </text:span>Les Civic Tech peuvent-elles au contraire de ce qu’on attend d’elles, être un frein aux décisions politiques ? </text:p>
      <text:p text:style-name="P1"><text:span text:style-name="T2">·</text:span><text:span text:style-name="T1"> </text:span>Comment reconnaître la légitimité des Civic Tech ?</text:p>
      <text:p text:style-name="P2"><text:span text:style-name="T2">· </text:span><text:span text:style-name="T3">Comment s’assurer de l’objectivité des Civic Tech dans le débat 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8T01:59:23.62</meta:creation-date>
    <dc:date>2017-05-18T16:19:36.75</dc:date>
    <meta:editing-duration>PT30M41S</meta:editing-duration>
    <meta:editing-cycles>3</meta:editing-cycles>
    <meta:generator>OpenOffice/4.1.2$Win32 OpenOffice.org_project/412m3$Build-9782</meta:generator>
    <dc:creator>Armand Peron</dc:creator>
    <meta:document-statistic meta:table-count="0" meta:image-count="0" meta:object-count="0" meta:page-count="1" meta:paragraph-count="11" meta:word-count="225" meta:character-count="1293"/>
  </office:meta>
</office:document-meta>
</file>